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2-11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2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2-11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2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2-11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2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2-11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2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2-11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2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2-11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2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2-11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2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2-11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2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2-11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2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2-11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2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2-11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2-11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2-11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2-11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2-11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2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2-11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2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2-11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2-11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2-11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2-11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2-11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2-11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2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2-11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2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2-11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2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2-11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2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2-11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2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2-11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2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2-11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2-11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2-11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2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2-11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2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2-11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2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2-11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2-11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2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2-11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2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2-11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2-11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2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2-11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2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2-11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2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2-11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2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2-11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2-11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2-11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2-11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2-11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2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2-11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2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2-11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2-11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2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2-11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2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2-11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2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2-11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2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2-11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2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2-11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2-11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2-11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2-11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2-11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2-11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2-11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2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2-11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2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2-11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2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2-11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2-11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2-11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2-11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2-11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2-11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2-11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2-11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2-11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2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2-11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2-11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2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2-11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2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2-11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2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2-11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2-11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2-11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2-11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2-11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2-11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2-11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2-11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2-11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2-11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2-11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2-11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2-11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2-11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2-11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2-11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2-11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2-11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2-11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2-11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2-11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2-11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2-11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2-11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2-11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2-11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2-11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2-11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2-11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2-11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2-11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2-11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2-11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2-11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2-11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2-11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2-11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2-11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2-11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2-11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2-11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2-11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2-11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2-11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2-11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2-11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2-11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2-11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2-11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2-11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2-11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2-11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2-11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2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2-11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2-11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2-11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2-11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2-11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2-11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2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4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2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5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2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7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8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0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1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3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4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2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26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2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7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2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29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2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0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2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2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2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3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2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35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2-11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6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8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2-11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39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2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1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2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2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44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2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5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2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7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2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48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50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2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51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2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2-11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2-11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2-11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2-11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2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3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2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5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2-11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6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2-11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68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2-11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2-11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71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2-11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2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2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4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2-11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75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2-11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2-11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2-11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0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2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1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2-11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3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2-11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84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2-11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2-11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2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89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2-11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0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2-11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2-11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5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2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6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98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2-11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99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2-11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1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2-11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4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2-11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57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2-11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5.74pt" svg:y="1072.49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2-11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087.51pt" draw:caption-point-x="-11.54pt" draw:caption-point-y="-22.25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2-11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02.51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2-11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17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2-11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5.74pt" svg:y="1132.5pt" draw:caption-point-x="-11.54pt" draw:caption-point-y="-22.22pt">
              <dc:date>2024-02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2-11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2-11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2-11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2-11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2-11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2-11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2-11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2-11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2-11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2-11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2-11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2-11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2-11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2-11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2-11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2-11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2-11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2-11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2-11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2-11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2-11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2-11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2-11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2-11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2-11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2-11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